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58.99pt" svg:height="384.01pt" svg:x="0pt" svg:y="139.75pt">
            <loext:p draw:notify-on-update-of-ranges="Sheet1.A1:Sheet1.A1 Sheet1.B1:Sheet1.I1 Sheet1.A2:Sheet1.A2 Sheet1.B2:Sheet1.I2 Sheet1.A3:Sheet1.A3 Sheet1.B3:Sheet1.I3 Sheet1.A4:Sheet1.A4 Sheet1.B4:Sheet1.I4 Sheet1.A5:Sheet1.A5 Sheet1.B5:Sheet1.I5 Sheet1.A6:Sheet1.A6 Sheet1.B6:Sheet1.I6 Sheet1.A7:Sheet1.A7 Sheet1.B7:Sheet1.I7 Sheet1.A8:Sheet1.A8 Sheet1.B8:Sheet1.I8 Sheet1.A9:Sheet1.A9 Sheet1.B9:Sheet1.I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40.71pt" svg:height="289.08pt" svg:x="4.05pt" svg:y="539.74pt">
            <loext:p draw:notify-on-update-of-ranges="Sheet1.N1:Sheet1.N4 Sheet1.O1:Sheet1.Q4 Sheet1.N5:Sheet1.N5 Sheet1.O5:Sheet1.Q5 Sheet1.N6:Sheet1.N6 Sheet1.O6:Sheet1.Q6 Sheet1.N7:Sheet1.N7 Sheet1.O7:Sheet1.Q7 Sheet1.N8:Sheet1.N8 Sheet1.O8:Sheet1.Q8 Sheet1.N9:Sheet1.N9 Sheet1.O9:Sheet1.Q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8" table:default-cell-style-name="ce3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1"/>
          <table:table-cell table:style-name="ce4" table:number-columns-repeated="2"/>
          <table:table-cell table:style-name="ce1" table:number-columns-repeated="2"/>
          <table:table-cell table:style-name="ce1" office:value-type="string" calcext:value-type="string">
            <text:p>500k</text:p>
          </table:table-cell>
          <table:table-cell table:style-name="ce1" office:value-type="string" calcext:value-type="string">
            <text:p>1mio</text:p>
          </table:table-cell>
          <table:table-cell table:style-name="ce1" office:value-type="string" calcext:value-type="string">
            <text:p>10mio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HashMap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1" office:value-type="string" calcext:value-type="string">
            <text:p>HashMa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ashMap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5" office:value-type="string" calcext:value-type="string">
            <text:p>30-40</text:p>
          </table:table-cell>
          <table:table-cell table:style-name="ce6" office:value-type="percentage" office:value="0.1" calcext:value-type="percentage">
            <text:p>10.00%</text:p>
          </table:table-cell>
          <table:table-cell/>
          <table:table-cell table:style-name="ce1" office:value-type="string" calcext:value-type="string">
            <text:p>THashMa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eemap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6" office:value-type="float" office:value="44" calcext:value-type="float">
            <text:p>44</text:p>
          </table:table-cell>
          <table:table-cell/>
          <table:table-cell table:style-name="ce5" office:value-type="float" office:value="45" calcext:value-type="float">
            <text:p>45</text:p>
          </table:table-cell>
          <table:table-cell table:number-columns-repeated="2"/>
          <table:table-cell table:style-name="ce1" office:value-type="string" calcext:value-type="string">
            <text:p>Treemap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shSet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" office:value-type="string" calcext:value-type="string">
            <text:p>30-40</text:p>
          </table:table-cell>
          <table:table-cell table:number-columns-repeated="2"/>
          <table:table-cell table:style-name="ce1" office:value-type="string" calcext:value-type="string">
            <text:p>HashSet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3353" calcext:value-type="float">
            <text:p>33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HashSet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10-15</text:p>
          </table:table-cell>
          <table:table-cell table:style-name="ce6" office:value-type="string" calcext:value-type="string">
            <text:p>40 – 60%</text:p>
          </table:table-cell>
          <table:table-cell/>
          <table:table-cell table:style-name="ce1" office:value-type="string" calcext:value-type="string">
            <text:p>THashSet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65" calcext:value-type="float">
            <text:p>12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rayLis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1-4</text:p>
          </table:table-cell>
          <table:table-cell table:number-columns-repeated="2"/>
          <table:table-cell table:style-name="ce1" office:value-type="string" calcext:value-type="string">
            <text:p>ArrayList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rrayDequ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2-8</text:p>
          </table:table-cell>
          <table:table-cell table:number-columns-repeated="2"/>
          <table:table-cell table:style-name="ce1" office:value-type="string" calcext:value-type="string">
            <text:p>ArrayDeque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71" calcext:value-type="float">
            <text:p>4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ector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" office:value-type="string" calcext:value-type="string">
            <text:p>Vector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  <table:table-cell table:number-columns-repeated="100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6:42:32.200415000</meta:creation-date>
    <dc:date>2017-12-02T22:18:42.172092000</dc:date>
    <meta:editing-duration>PT4M6S</meta:editing-duration>
    <meta:editing-cycles>3</meta:editing-cycles>
    <meta:generator>LibreOffice/5.0.3.2$MacOSX_X86_64 LibreOffice_project/e5f16313668ac592c1bfb310f4390624e3dbfb75</meta:generator>
    <meta:document-statistic meta:table-count="1" meta:cell-count="1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832cm" svg:height="13.548cm" xlink:href=".." xlink:type="simple" chart:class="chart:bar" chart:style-name="ch1">
        <chart:legend chart:legend-position="end" svg:x="31.197cm" svg:y="4.72cm" style:legend-expansion="high" chart:style-name="ch2"/>
        <chart:plot-area chart:style-name="ch3" table:cell-range-address="Sheet1.A1:Sheet1.I9" chart:data-source-has-labels="both" svg:x="0.676cm" svg:y="0.27cm" svg:width="29.845cm" svg:height="13.008cm">
          <chartooo:coordinate-region svg:x="1.307cm" svg:y="0.471cm" svg:width="29.214cm" svg:height="12.157cm"/>
          <chart:axis chart:dimension="x" chart:name="primary-x" chart:style-name="ch4" chartooo:axis-type="auto">
            <chartooo:date-scale/>
            <chart:categories table:cell-range-address="Sheet1.B1:Sheet1.I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I2" chart:label-cell-address="Sheet1.A2:Sheet1.A2" chart:class="chart:bar">
            <chart:data-point chart:repeated="8"/>
          </chart:series>
          <chart:series chart:style-name="ch8" chart:values-cell-range-address="Sheet1.B3:Sheet1.I3" chart:label-cell-address="Sheet1.A3:Sheet1.A3" chart:class="chart:bar">
            <chart:data-point chart:repeated="8"/>
          </chart:series>
          <chart:series chart:style-name="ch9" chart:values-cell-range-address="Sheet1.B4:Sheet1.I4" chart:label-cell-address="Sheet1.A4:Sheet1.A4" chart:class="chart:bar">
            <chart:data-point chart:repeated="8"/>
          </chart:series>
          <chart:series chart:style-name="ch10" chart:values-cell-range-address="Sheet1.B5:Sheet1.I5" chart:label-cell-address="Sheet1.A5:Sheet1.A5" chart:class="chart:bar">
            <chart:data-point chart:repeated="8"/>
          </chart:series>
          <chart:series chart:style-name="ch11" chart:values-cell-range-address="Sheet1.B6:Sheet1.I6" chart:label-cell-address="Sheet1.A6:Sheet1.A6" chart:class="chart:bar">
            <chart:data-point chart:repeated="8"/>
          </chart:series>
          <chart:series chart:style-name="ch12" chart:values-cell-range-address="Sheet1.B7:Sheet1.I7" chart:label-cell-address="Sheet1.A7:Sheet1.A7" chart:class="chart:bar">
            <chart:data-point chart:repeated="8"/>
          </chart:series>
          <chart:series chart:style-name="ch13" chart:values-cell-range-address="Sheet1.B8:Sheet1.I8" chart:label-cell-address="Sheet1.A8:Sheet1.A8" chart:class="chart:bar">
            <chart:data-point chart:repeated="8"/>
          </chart:series>
          <chart:series chart:style-name="ch14" chart:values-cell-range-address="Sheet1.B9:Sheet1.I9" chart:label-cell-address="Sheet1.A9:Sheet1.A9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I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HashMap</text:p>
                <draw:g>
                  <svg:desc>Sheet1.A2:Sheet1.A2</svg:desc>
                </draw:g>
              </table:table-cell>
              <table:table-cell office:value-type="float" office:value="44">
                <text:p>44</text:p>
                <draw:g>
                  <svg:desc>Sheet1.B2:Sheet1.I2</svg:desc>
                </draw:g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THashMap</text:p>
                <draw:g>
                  <svg:desc>Sheet1.A3:Sheet1.A3</svg:desc>
                </draw:g>
              </table:table-cell>
              <table:table-cell office:value-type="float" office:value="41">
                <text:p>41</text:p>
                <draw:g>
                  <svg:desc>Sheet1.B3:Sheet1.I3</svg:desc>
                </draw:g>
              </table:table-cell>
              <table:table-cell office:value-type="float" office:value="42">
                <text:p>42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Treemap</text:p>
                <draw:g>
                  <svg:desc>Sheet1.A4:Sheet1.A4</svg:desc>
                </draw:g>
              </table:table-cell>
              <table:table-cell office:value-type="float" office:value="45">
                <text:p>45</text:p>
                <draw:g>
                  <svg:desc>Sheet1.B4:Sheet1.I4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HashSet</text:p>
                <draw:g>
                  <svg:desc>Sheet1.A5:Sheet1.A5</svg:desc>
                </draw:g>
              </table:table-cell>
              <table:table-cell office:value-type="float" office:value="35">
                <text:p>35</text:p>
                <draw:g>
                  <svg:desc>Sheet1.B5:Sheet1.I5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THashSet</text:p>
                <draw:g>
                  <svg:desc>Sheet1.A6:Sheet1.A6</svg:desc>
                </draw:g>
              </table:table-cell>
              <table:table-cell office:value-type="float" office:value="20">
                <text:p>20</text:p>
                <draw:g>
                  <svg:desc>Sheet1.B6:Sheet1.I6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rrayList</text:p>
                <draw:g>
                  <svg:desc>Sheet1.A7:Sheet1.A7</svg:desc>
                </draw:g>
              </table:table-cell>
              <table:table-cell office:value-type="float" office:value="9">
                <text:p>9</text:p>
                <draw:g>
                  <svg:desc>Sheet1.B7:Sheet1.I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rayDeque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B8:Sheet1.I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ector</text:p>
                <draw:g>
                  <svg:desc>Sheet1.A9:Sheet1.A9</svg:desc>
                </draw:g>
              </table:table-cell>
              <table:table-cell office:value-type="float" office:value="10">
                <text:p>10</text:p>
                <draw:g>
                  <svg:desc>Sheet1.B9:Sheet1.I9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187cm" svg:height="10.199cm" xlink:href=".." xlink:type="simple" chart:class="chart:bar" chart:style-name="ch1">
        <chart:legend chart:legend-position="end" svg:x="30.552cm" svg:y="3.796cm" style:legend-expansion="high" chart:style-name="ch2"/>
        <chart:plot-area chart:style-name="ch3" table:cell-range-address="Sheet1.N1:Sheet1.Q9" chart:data-source-has-labels="both" svg:x="0.663cm" svg:y="0.203cm" svg:width="29.226cm" svg:height="9.793cm">
          <chartooo:coordinate-region svg:x="1.894cm" svg:y="0.404cm" svg:width="27.995cm" svg:height="8.942cm"/>
          <chart:axis chart:dimension="x" chart:name="primary-x" chart:style-name="ch4" chartooo:axis-type="auto">
            <chartooo:date-scale/>
            <chart:categories table:cell-range-address="Sheet1.O1:Sheet1.Q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5:Sheet1.Q5" chart:label-cell-address="Sheet1.N5:Sheet1.N5" chart:class="chart:bar">
            <chart:data-point chart:repeated="3"/>
          </chart:series>
          <chart:series chart:style-name="ch8" chart:values-cell-range-address="Sheet1.O6:Sheet1.Q6" chart:label-cell-address="Sheet1.N6:Sheet1.N6" chart:class="chart:bar">
            <chart:data-point chart:repeated="3"/>
          </chart:series>
          <chart:series chart:style-name="ch9" chart:values-cell-range-address="Sheet1.O7:Sheet1.Q7" chart:label-cell-address="Sheet1.N7:Sheet1.N7" chart:class="chart:bar">
            <chart:data-point chart:repeated="3"/>
          </chart:series>
          <chart:series chart:style-name="ch10" chart:values-cell-range-address="Sheet1.O8:Sheet1.Q8" chart:label-cell-address="Sheet1.N8:Sheet1.N8" chart:class="chart:bar">
            <chart:data-point chart:repeated="3"/>
          </chart:series>
          <chart:series chart:style-name="ch11" chart:values-cell-range-address="Sheet1.O9:Sheet1.Q9" chart:label-cell-address="Sheet1.N9:Sheet1.N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k</text:p>
                <text:list>
                  <text:list-item>
                    <text:p>500k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O1:Sheet1.Q4</svg:desc>
                </draw:g>
              </table:table-cell>
              <table:table-cell office:value-type="string">
                <text:p>1mio</text:p>
                <text:list>
                  <text:list-item>
                    <text:p>1mio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string">
                <text:p>10mio</text:p>
                <text:list>
                  <text:list-item>
                    <text:p>10mio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HashSet</text:p>
                <draw:g>
                  <svg:desc>Sheet1.N5:Sheet1.N5</svg:desc>
                </draw:g>
              </table:table-cell>
              <table:table-cell office:value-type="float" office:value="19">
                <text:p>19</text:p>
                <draw:g>
                  <svg:desc>Sheet1.O5:Sheet1.Q5</svg:desc>
                </draw:g>
              </table:table-cell>
              <table:table-cell office:value-type="float" office:value="89">
                <text:p>89</text:p>
              </table:table-cell>
              <table:table-cell office:value-type="float" office:value="3353">
                <text:p>3353</text:p>
              </table:table-cell>
            </table:table-row>
            <table:table-row>
              <table:table-cell office:value-type="string">
                <text:p>THashSet</text:p>
                <draw:g>
                  <svg:desc>Sheet1.N6:Sheet1.N6</svg:desc>
                </draw:g>
              </table:table-cell>
              <table:table-cell office:value-type="float" office:value="16">
                <text:p>16</text:p>
                <draw:g>
                  <svg:desc>Sheet1.O6:Sheet1.Q6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ArrayList</text:p>
                <draw:g>
                  <svg:desc>Sheet1.N7:Sheet1.N7</svg:desc>
                </draw:g>
              </table:table-cell>
              <table:table-cell office:value-type="float" office:value="6">
                <text:p>6</text:p>
                <draw:g>
                  <svg:desc>Sheet1.O7:Sheet1.Q7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ArrayDeque</text:p>
                <draw:g>
                  <svg:desc>Sheet1.N8:Sheet1.N8</svg:desc>
                </draw:g>
              </table:table-cell>
              <table:table-cell office:value-type="float" office:value="5">
                <text:p>5</text:p>
                <draw:g>
                  <svg:desc>Sheet1.O8:Sheet1.Q8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Vector</text:p>
                <draw:g>
                  <svg:desc>Sheet1.N9:Sheet1.N9</svg:desc>
                </draw:g>
              </table:table-cell>
              <table:table-cell office:value-type="float" office:value="6">
                <text:p>6</text:p>
                <draw:g>
                  <svg:desc>Sheet1.O9:Sheet1.Q9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313">
                <text:p>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MacOSX_X86_64 LibreOffice_project/e5f16313668ac592c1bfb310f4390624e3dbfb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